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38e86" officeooo:paragraph-rsid="00138e86"/>
    </style:style>
    <style:style style:name="P2" style:family="paragraph" style:parent-style-name="Standard">
      <style:text-properties officeooo:rsid="00154d51" officeooo:paragraph-rsid="00154d51"/>
    </style:style>
    <style:style style:name="P3" style:family="paragraph" style:parent-style-name="Standard">
      <style:text-properties officeooo:rsid="0015c246" officeooo:paragraph-rsid="0015c246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5f6368" style:font-name="Arial" fo:font-size="10.5pt" fo:font-weight="bold" style:font-name-asian="Times New Roman1" style:font-size-asian="10.5pt" style:language-asian="ru" style:country-asian="RU" style:font-weight-asian="bold" style:font-name-complex="Arial1" style:font-size-complex="10.5pt" style:font-weight-complex="bold"/>
    </style:style>
    <style:style style:name="T4" style:family="text">
      <style:text-properties style:font-name="Times New Roman" style:font-name-asian="Times New Roman1" style:language-asian="ru" style:country-asian="RU" style:font-name-complex="Times New Roman1"/>
    </style:style>
    <style:style style:name="T5" style:family="text">
      <style:text-properties fo:language="en" fo:country="US"/>
    </style:style>
    <style:style style:name="T6" style:family="text">
      <style:text-properties officeooo:rsid="0011edae"/>
    </style:style>
    <style:style style:name="T7" style:family="text">
      <style:text-properties officeooo:rsid="00138e86"/>
    </style:style>
    <style:style style:name="T8" style:family="text">
      <style:text-properties officeooo:rsid="00154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2 слайд</text:span></text:p>
      <text:p text:style-name="Standard">Добрый день, подскажите, хорошо ли меня слышно и видно презентацию?<text:line-break/>Если да, ставьте плюсы.</text:p>
      <text:p text:style-name="Standard"/>
      <text:p text:style-name="Standard"><text:span text:style-name="T1">3 слайд</text:span></text:p>
      <text:p text:style-name="Standard">И так, начнем.<text:line-break/>Меня зовут Перепечко Алексей, я являюсь руководителем направления в ПАО Сбербанк и расскажу вам, сегодня, о своем проекте: системе генераторе курсов крипто-валют.</text:p>
      <text:p text:style-name="Standard"/>
      <text:p text:style-name="Standard"><text:span text:style-name="T2">4 слайд</text:span></text:p>
      <text:p text:style-name="Standard">Разработанный мной проект позволяет генерировать динамику изменения курсов крипто-валюты по заданным алгоритмам.</text:p>
      <text:p text:style-name="Standard"/>
      <text:p text:style-name="Standard">Изначально проект построен на <text:span text:style-name="T7">архитектурном решении «монолит». Решение показало себя не с самой лучшей стороны. В момент delpoy приложения или db maintenance, происходили потери данных как в расчётах, так и в получении интеграционных данных, было пару случаев потери данных публикаций. В следствии чего появилась идея о разделении потоков данных (интеграция, расчёты, публикации). Об архитектурном решении «микро-сервисы» я слышал вскользь и мало, но этих крох хватило, что бы понять с помощью чего можно реализовать идею разделения потоков данных. И</text:span>менно поэтому я начал изучение курса и поставил себе цель, переработать проект под <text:span text:style-name="T6">более подходящее архитектурное решение для данной задачи</text:span>.</text:p>
      <text:p text:style-name="Standard"/>
      <text:p text:style-name="Standard"><text:span text:style-name="T2">5 слайд</text:span></text:p>
      <text:p text:style-name="Standard">Переработка приложения с монолитной архитектуры на микро-сервисную заняла <text:span text:style-name="T7">около 3х</text:span> месяц<text:span text:style-name="T8">ев</text:span> в процессе обучения.</text:p>
      <text:p text:style-name="Standard">Была поставлена и решена задача разделения потоков данных в приложении.</text:p>
      <text:p text:style-name="Standard">Была изучена и применена технология аутентификации и авторизации <text:bookmark-start text:name="OLE_LINK4"/><text:bookmark-start text:name="OLE_LINK3"/><text:span text:style-name="T3">JSON Web Token</text:span></text:p>
      <text:p text:style-name="Standard">(<text:span text:style-name="T5">JWT</text:span><text:bookmark-end text:name="OLE_LINK4"/><text:bookmark-end text:name="OLE_LINK3"/>).</text:p>
      <text:p text:style-name="P1">Было изучен<text:span text:style-name="T8">а</text:span> <text:span text:style-name="T8">технология вертикального и горизонтального шардирования данных. Была применена т</text:span>ехнология вертикального шардирования (на самом деле подход необходим комлексный: вертикальное + горизонтальное шардирование) <text:span text:style-name="T8">годовой прирост данных БД монолита = 25Гб :-)</text:span></text:p>
      <text:p text:style-name="P3">Была изучена и применена технология генерации метрик (метрики в формате прометей).</text:p>
      <text:p text:style-name="Standard"/>
      <text:p text:style-name="Standard"><text:span text:style-name="T2">6 слайд</text:span></text:p>
      <text:p text:style-name="Standard">Проект был разработан на <text:span text:style-name="T5">Java</text:span> 8 <text:span text:style-name="T5">Jakarta</text:span>, база данных на <text:span text:style-name="T5">PostgreSQL</text:span>.</text:p>
      <text:p text:style-name="Standard">В процессе перехода на микро-сервисную архитектуру, дополнительно были пр<text:span text:style-name="T8">и</text:span>менены сервисы контейнерезации <text:span text:style-name="T5">Docker</text:span> и <text:span text:style-name="T5">KuberNetes</text:span>.</text:p>
      <text:p text:style-name="Standard"/>
      <text:p text:style-name="Standard">Сейчас я продемонстрирую вам реализацию разделения приложения на микросервисы: …..</text:p>
      <text:p text:style-name="P2"><text:soft-page-break/>(рассматриваем ядро системы, группы:</text:p>
      <text:p text:style-name="P2">* интеграция</text:p>
      <text:p text:style-name="P2">* расчёты</text:p>
      <text:p text:style-name="P2">* публикации</text:p>
      <text:p text:style-name="P2">на будующее, группы:</text:p>
      <text:p text:style-name="P2">* аутентификация и авторизация (есть микро-сервис в тестовом режиме)</text:p>
      <text:p text:style-name="P2">* пользователи и роли (есть микро-сервис в тестовом режиме)</text:p>
      <text:p text:style-name="P2">* bff админка</text:p>
      <text:p text:style-name="P2">* api gateway для интеграции с другими системами</text:p>
      <text:p text:style-name="P2">* api gateway quote fidder</text:p>
      <text:p text:style-name="Standard"/>
      <text:p text:style-name="Standard"><text:span text:style-name="T2">7 слайд</text:span></text:p>
      <text:p text:style-name="Standard">Для сравнения приведу вам архитектуру приложения</text:p>
      <text:p text:style-name="Standard"/>
      <text:p text:style-name="Standard"><text:span text:style-name="T2">8 слайд (Выводы)</text:span></text:p>
      <text:p text:style-name="Standard">Благодаря изученному курсу я научился строить приложения на микро-сервисной архитектуре, которая является более <text:span text:style-name="T8">подходящей для моей задачи</text:span>. Преимущества такой архитектуры в надежности системы, скорости обработки данных и структурированной логике прилож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6</meta:editing-cycles>
    <meta:creation-date>2020-08-15T16:09:00</meta:creation-date>
    <dc:date>2020-08-17T22:06:59.609074968</dc:date>
    <meta:editing-duration>PT1H15M55S</meta:editing-duration>
    <meta:generator>LibreOffice/6.0.7.3$Linux_X86_64 LibreOffice_project/00m0$Build-3</meta:generator>
    <meta:document-statistic meta:table-count="0" meta:image-count="0" meta:object-count="0" meta:page-count="2" meta:paragraph-count="32" meta:word-count="359" meta:character-count="2622" meta:non-whitespace-character-count="22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